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A14000002FF0000048CD6329E9D.wmf" manifest:media-type="image/x-wmf"/>
  <manifest:file-entry manifest:full-path="Pictures/1000000100000064000000507E6A2BAF.png" manifest:media-type="image/png"/>
  <manifest:file-entry manifest:full-path="Pictures/100000010000003A00000058551F66B3.png" manifest:media-type="image/png"/>
  <manifest:file-entry manifest:full-path="Pictures/10000CB40000052B000004221A41E101.wmf" manifest:media-type="image/x-wmf"/>
  <manifest:file-entry manifest:full-path="Pictures/10000AD40000042200000422D22A4075.wmf" manifest:media-type="image/x-wmf"/>
  <manifest:file-entry manifest:full-path="Pictures/1000000100000050000000509AEB245E.png" manifest:media-type="image/png"/>
  <manifest:file-entry manifest:full-path="Pictures/100000000000023000000230AEE5741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n" fo:country="US" officeooo:rsid="00181a3d" officeooo:paragraph-rsid="00186cce"/>
    </style:style>
    <style:style style:name="P2" style:family="paragraph" style:parent-style-name="Standard">
      <style:text-properties fo:language="en" fo:country="US" officeooo:rsid="001c42d9" officeooo:paragraph-rsid="0026f5f3"/>
    </style:style>
    <style:style style:name="P3" style:family="paragraph" style:parent-style-name="Standard">
      <style:text-properties fo:language="en" fo:country="US" officeooo:rsid="001d4edc" officeooo:paragraph-rsid="0026f5f3"/>
    </style:style>
    <style:style style:name="P4" style:family="paragraph" style:parent-style-name="Standard">
      <style:text-properties fo:font-size="10pt" fo:language="en" fo:country="US" fo:font-style="italic" officeooo:rsid="00181a3d" officeooo:paragraph-rsid="00186cce" style:font-size-asian="10pt" style:font-style-asian="italic" style:font-size-complex="10pt" style:font-style-complex="italic"/>
    </style:style>
    <style:style style:name="P5" style:family="paragraph" style:parent-style-name="Standard">
      <style:text-properties fo:font-size="10pt" fo:language="en" fo:country="US" fo:font-style="italic" officeooo:rsid="001c42d9" officeooo:paragraph-rsid="0026f5f3" style:font-size-asian="10pt" style:font-style-asian="italic" style:font-size-complex="10pt" style:font-style-complex="italic"/>
    </style:style>
    <style:style style:name="P6" style:family="paragraph" style:parent-style-name="Standard">
      <style:text-properties fo:font-size="10pt" fo:language="en" fo:country="US" fo:font-style="italic" officeooo:rsid="001c42d9" officeooo:paragraph-rsid="00323d12" style:font-size-asian="10pt" style:font-style-asian="italic" style:font-size-complex="10pt" style:font-style-complex="italic"/>
    </style:style>
    <style:style style:name="P7" style:family="paragraph" style:parent-style-name="Heading_20_1">
      <style:text-properties fo:font-size="22pt" style:font-size-asian="22pt" style:font-size-complex="22pt"/>
    </style:style>
    <style:style style:name="P8" style:family="paragraph" style:parent-style-name="Heading_20_1">
      <style:text-properties fo:font-size="22pt" officeooo:paragraph-rsid="0026f5f3" style:font-size-asian="22pt" style:font-size-complex="22pt"/>
    </style:style>
    <style:style style:name="P9" style:family="paragraph" style:parent-style-name="Standard">
      <style:text-properties officeooo:paragraph-rsid="0026f5f3"/>
    </style:style>
    <style:style style:name="P10" style:family="paragraph" style:parent-style-name="Standard">
      <style:paragraph-properties fo:margin-left="0cm" fo:margin-right="0.106cm" fo:text-align="start" style:justify-single-word="false" fo:orphans="2" fo:widows="2" fo:text-indent="0cm" style:auto-text-indent="false"/>
      <style:text-properties officeooo:paragraph-rsid="0026f5f3"/>
    </style:style>
    <style:style style:name="P11" style:family="paragraph" style:parent-style-name="Standard">
      <style:text-properties officeooo:paragraph-rsid="002a659c"/>
    </style:style>
    <style:style style:name="P12" style:family="paragraph" style:parent-style-name="Standard">
      <style:text-properties fo:font-size="11pt" fo:language="en" fo:country="US" officeooo:rsid="00181a3d" officeooo:paragraph-rsid="00181a3d" style:font-size-asian="11pt" style:font-size-complex="11pt"/>
    </style:style>
    <style:style style:name="P13" style:family="paragraph" style:parent-style-name="Standard">
      <style:text-properties fo:font-size="11pt" fo:language="en" fo:country="US" officeooo:rsid="001a1dff" officeooo:paragraph-rsid="001a1dff" style:font-size-asian="11pt" style:font-size-complex="11pt"/>
    </style:style>
    <style:style style:name="P14" style:family="paragraph" style:parent-style-name="Standard">
      <style:text-properties fo:font-size="11pt" fo:language="en" fo:country="US" officeooo:rsid="002a659c" officeooo:paragraph-rsid="002a659c" style:font-size-asian="11pt" style:font-size-complex="11pt"/>
    </style:style>
    <style:style style:name="P15" style:family="paragraph" style:parent-style-name="Standard">
      <style:text-properties fo:font-size="11pt" fo:language="en" fo:country="US" officeooo:rsid="001d4edc" officeooo:paragraph-rsid="002a659c" style:font-size-asian="11pt" style:font-size-complex="11pt"/>
    </style:style>
    <style:style style:name="P16" style:family="paragraph" style:parent-style-name="Standard">
      <style:text-properties fo:font-size="11pt" fo:language="en" fo:country="US" fo:font-weight="bold" officeooo:rsid="001a1dff" officeooo:paragraph-rsid="001a1dff" style:font-size-asian="11pt" style:font-weight-asian="bold" style:font-size-complex="11pt" style:font-weight-complex="bold"/>
    </style:style>
    <style:style style:name="P17" style:family="paragraph" style:parent-style-name="Standard">
      <style:text-properties fo:font-size="11pt" fo:language="en" fo:country="US" fo:font-weight="bold" officeooo:rsid="001c42d9" officeooo:paragraph-rsid="002a659c" style:font-size-asian="11pt" style:font-weight-asian="bold" style:font-size-complex="11pt" style:font-weight-complex="bold"/>
    </style:style>
    <style:style style:name="P18" style:family="paragraph" style:parent-style-name="Standard">
      <style:text-properties fo:font-size="11pt" officeooo:paragraph-rsid="002a29b1" style:font-size-asian="11pt" style:font-size-complex="11pt"/>
    </style:style>
    <style:style style:name="P19" style:family="paragraph" style:parent-style-name="Standard">
      <style:text-properties fo:font-size="11pt" officeooo:paragraph-rsid="002a659c" style:font-size-asian="11pt" style:font-size-complex="11pt"/>
    </style:style>
    <style:style style:name="P20" style:family="paragraph" style:parent-style-name="Standard">
      <style:text-properties fo:font-size="11pt" officeooo:paragraph-rsid="002ebfe5" style:font-size-asian="11pt" style:font-size-complex="11pt"/>
    </style:style>
    <style:style style:name="P21" style:family="paragraph" style:parent-style-name="Title">
      <style:paragraph-properties fo:margin-top="0.122cm" fo:margin-bottom="0cm" style:contextual-spacing="false"/>
      <style:text-properties fo:font-size="20pt" style:font-size-asian="20pt" style:font-size-complex="20pt"/>
    </style:style>
    <style:style style:name="P22" style:family="paragraph" style:parent-style-name="Title">
      <style:paragraph-properties fo:margin-top="0.122cm" fo:margin-bottom="0cm" style:contextual-spacing="false"/>
      <style:text-properties fo:font-size="20pt" style:font-size-asian="20pt"/>
    </style:style>
    <style:style style:name="P23" style:family="paragraph" style:parent-style-name="Heading_20_1">
      <style:text-properties fo:font-size="22pt" officeooo:paragraph-rsid="002ebfe5" style:font-size-asian="22pt" style:font-size-complex="22pt"/>
    </style:style>
    <style:style style:name="P24" style:family="paragraph" style:parent-style-name="Heading_20_2">
      <style:text-properties officeooo:paragraph-rsid="0025af7d"/>
    </style:style>
    <style:style style:name="P25" style:family="paragraph" style:parent-style-name="Heading_20_2">
      <style:text-properties officeooo:paragraph-rsid="0026f5f3"/>
    </style:style>
    <style:style style:name="P26" style:family="paragraph" style:parent-style-name="Heading_20_2">
      <style:text-properties fo:font-size="15pt" officeooo:rsid="002ebfe5" officeooo:paragraph-rsid="0026f5f3" style:font-size-asian="15pt" style:font-size-complex="15pt"/>
    </style:style>
    <style:style style:name="P27" style:family="paragraph" style:parent-style-name="Heading_20_2">
      <style:text-properties officeooo:paragraph-rsid="003311eb"/>
    </style:style>
    <style:style style:name="P28" style:family="paragraph" style:parent-style-name="Standard">
      <style:text-properties fo:font-size="10pt" fo:language="en" fo:country="US" fo:font-style="italic" officeooo:rsid="00181a3d" officeooo:paragraph-rsid="003311eb" style:font-size-asian="10pt" style:font-style-asian="italic" style:font-size-complex="10pt" style:font-style-complex="italic"/>
    </style:style>
    <style:style style:name="P29" style:family="paragraph" style:parent-style-name="Standard">
      <style:text-properties fo:font-size="11pt" fo:language="en" fo:country="US" fo:font-weight="bold" officeooo:rsid="001a1dff" officeooo:paragraph-rsid="003311eb" style:font-size-asian="11pt" style:font-weight-asian="bold" style:font-size-complex="11pt" style:font-weight-complex="bold"/>
    </style:style>
    <style:style style:name="P30" style:family="paragraph" style:parent-style-name="Standard">
      <style:text-properties fo:font-size="11pt" fo:language="en" fo:country="US" officeooo:rsid="001a1dff" officeooo:paragraph-rsid="003311eb" style:font-size-asian="11pt" style:font-size-complex="11pt"/>
    </style:style>
    <style:style style:name="P31" style:family="paragraph" style:parent-style-name="Standard">
      <style:text-properties fo:font-size="11pt" officeooo:paragraph-rsid="003311eb" style:font-size-asian="11pt" style:font-size-complex="11pt"/>
    </style:style>
    <style:style style:name="P32" style:family="paragraph" style:parent-style-name="Standard">
      <style:text-properties fo:language="en" fo:country="US" officeooo:rsid="00181a3d" officeooo:paragraph-rsid="003311eb"/>
    </style:style>
    <style:style style:name="P33" style:family="paragraph" style:parent-style-name="Standard">
      <style:text-properties officeooo:paragraph-rsid="003311eb"/>
    </style:style>
    <style:style style:name="P34" style:family="paragraph" style:parent-style-name="Standard">
      <style:paragraph-properties style:line-height-at-least="0.459cm" fo:text-align="center" style:justify-single-word="false">
        <style:tab-stops/>
      </style:paragraph-properties>
      <style:text-properties officeooo:paragraph-rsid="00181a3d"/>
    </style:style>
    <style:style style:name="T1" style:family="text">
      <style:text-properties fo:font-size="9pt" style:font-size-asian="9pt"/>
    </style:style>
    <style:style style:name="T2" style:family="text">
      <style:text-properties fo:font-size="9pt" style:font-size-asian="9pt" style:font-size-complex="9pt"/>
    </style:style>
    <style:style style:name="T3" style:family="text">
      <style:text-properties fo:font-size="9pt" fo:language="en" fo:country="US" officeooo:rsid="00181a3d" style:font-size-asian="9pt"/>
    </style:style>
    <style:style style:name="T4" style:family="text">
      <style:text-properties fo:font-size="9pt" fo:language="en" fo:country="US" officeooo:rsid="00229797" style:font-size-asian="9pt"/>
    </style:style>
    <style:style style:name="T5" style:family="text">
      <style:text-properties fo:font-size="9pt" fo:language="en" fo:country="US" officeooo:rsid="00181a3d" style:font-size-asian="9pt" style:font-size-complex="9pt"/>
    </style:style>
    <style:style style:name="T6" style:family="text">
      <style:text-properties officeooo:rsid="001a1dff"/>
    </style:style>
    <style:style style:name="T7" style:family="text">
      <style:text-properties fo:language="en" fo:country="US" officeooo:rsid="001a1dff"/>
    </style:style>
    <style:style style:name="T8" style:family="text">
      <style:text-properties fo:language="en" fo:country="US" officeooo:rsid="001b02ab"/>
    </style:style>
    <style:style style:name="T9" style:family="text">
      <style:text-properties fo:language="en" fo:country="US" officeooo:rsid="001c985c"/>
    </style:style>
    <style:style style:name="T10" style:family="text">
      <style:text-properties fo:language="en" fo:country="US" officeooo:rsid="001c42d9"/>
    </style:style>
    <style:style style:name="T11" style:family="text">
      <style:text-properties fo:language="en" fo:country="US" officeooo:rsid="0020acc2"/>
    </style:style>
    <style:style style:name="T12" style:family="text">
      <style:text-properties fo:language="en" fo:country="US" officeooo:rsid="0021cc40"/>
    </style:style>
    <style:style style:name="T13" style:family="text">
      <style:text-properties fo:language="en" fo:country="US" officeooo:rsid="002281b3"/>
    </style:style>
    <style:style style:name="T14" style:family="text">
      <style:text-properties fo:language="en" fo:country="US" officeooo:rsid="001d4edc"/>
    </style:style>
    <style:style style:name="T15" style:family="text">
      <style:text-properties fo:language="en" fo:country="US" officeooo:rsid="0026f5f3"/>
    </style:style>
    <style:style style:name="T16" style:family="text">
      <style:text-properties fo:language="en" fo:country="US" officeooo:rsid="002a29b1"/>
    </style:style>
    <style:style style:name="T17" style:family="text">
      <style:text-properties fo:language="en" fo:country="US" fo:font-weight="bold" officeooo:rsid="0021cc40" style:font-weight-asian="bold" style:font-weight-complex="bold"/>
    </style:style>
    <style:style style:name="T18" style:family="text">
      <style:text-properties fo:language="en" fo:country="US" fo:font-style="italic" fo:font-weight="bold" officeooo:rsid="002a29b1" style:font-style-asian="italic" style:font-weight-asian="bold" style:font-style-complex="italic" style:font-weight-complex="bold"/>
    </style:style>
    <style:style style:name="T19" style:family="text">
      <style:text-properties fo:language="en" fo:country="US" fo:font-style="italic" fo:font-weight="bold" officeooo:rsid="001c42d9" style:font-style-asian="italic" style:font-weight-asian="bold" style:font-style-complex="italic" style:font-weight-complex="bold"/>
    </style:style>
    <style:style style:name="T20" style:family="text">
      <style:text-properties fo:language="en" fo:country="US" fo:font-style="italic" fo:font-weight="bold" officeooo:rsid="001c985c" style:font-style-asian="italic" style:font-weight-asian="bold" style:font-style-complex="italic" style:font-weight-complex="bold"/>
    </style:style>
    <style:style style:name="T21" style:family="text">
      <style:text-properties fo:language="en" fo:country="US" fo:font-style="italic" fo:font-weight="bold" officeooo:rsid="002a659c" style:font-style-asian="italic" style:font-weight-asian="bold" style:font-style-complex="italic" style:font-weight-complex="bold"/>
    </style:style>
    <style:style style:name="T22" style:family="text">
      <style:text-properties fo:language="en" fo:country="US" fo:font-style="italic" fo:font-weight="bold" officeooo:rsid="001d4edc" style:font-style-asian="italic" style:font-weight-asian="bold" style:font-style-complex="italic" style:font-weight-complex="bold"/>
    </style:style>
    <style:style style:name="T23" style:family="text">
      <style:text-properties fo:language="en" fo:country="US" fo:font-style="italic" officeooo:rsid="001c985c" style:font-style-asian="italic" style:font-style-complex="italic"/>
    </style:style>
    <style:style style:name="T24" style:family="text">
      <style:text-properties fo:language="en" fo:country="US" officeooo:rsid="002a659c"/>
    </style:style>
    <style:style style:name="T25" style:family="text">
      <style:text-properties fo:language="en" fo:country="US" officeooo:rsid="002ebfe5"/>
    </style:style>
    <style:style style:name="T26" style:family="text">
      <style:text-properties fo:language="en" fo:country="US" officeooo:rsid="003311eb"/>
    </style:style>
    <style:style style:name="T27" style:family="text">
      <style:text-properties fo:language="en" fo:country="US" officeooo:rsid="00181a3d"/>
    </style:style>
    <style:style style:name="T28"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style:font-size-asian="11pt" style:language-asian="zxx" style:country-asian="none" style:font-size-complex="11pt" style:language-complex="zxx" style:country-complex="none"/>
    </style:style>
    <style:style style:name="T29" style:family="text">
      <style:text-properties fo:font-variant="normal" fo:text-transform="none" fo:color="#000080" loext:opacity="100%" style:font-name="Liberation Serif" fo:font-size="11pt" fo:letter-spacing="normal" fo:language="en" fo:country="US" fo:font-style="normal" style:text-underline-style="solid" style:text-underline-width="auto" style:text-underline-color="font-color" fo:font-weight="normal" officeooo:rsid="0020acc2" fo:background-color="#ffffff" loext:char-shading-value="0" style:font-size-asian="11pt" style:language-asian="zxx" style:country-asian="none" style:font-size-complex="11pt" style:language-complex="zxx" style:country-complex="none" loext:padding="0cm" loext:border="none"/>
    </style:style>
    <style:style style:name="T30" style:family="text">
      <style:text-properties officeooo:rsid="0025af7d"/>
    </style:style>
    <style:style style:name="T31" style:family="text">
      <style:text-properties officeooo:rsid="0028b178"/>
    </style:style>
    <style:style style:name="T32" style:family="text">
      <style:text-properties officeooo:rsid="002a29b1"/>
    </style:style>
    <style:style style:name="T33" style:family="text">
      <style:text-properties officeooo:rsid="002de0f9"/>
    </style:style>
    <style:style style:name="T34" style:family="text">
      <style:text-properties fo:font-size="15pt" officeooo:rsid="00235206" style:font-size-asian="15pt" style:font-size-complex="15pt"/>
    </style:style>
    <style:style style:name="T35" style:family="text">
      <style:text-properties fo:font-size="15pt" officeooo:rsid="0025af7d" style:font-size-asian="15pt" style:font-size-complex="15pt"/>
    </style:style>
    <style:style style:name="T36" style:family="text">
      <style:text-properties fo:font-size="15pt" officeooo:rsid="0026f5f3" style:font-size-asian="15pt" style:font-size-complex="15pt"/>
    </style:style>
    <style:style style:name="T37" style:family="text">
      <style:text-properties fo:font-size="15pt" officeooo:rsid="003311eb" style:font-size-asian="15pt" style:font-size-complex="15pt"/>
    </style:style>
    <style:style style:name="T38" style:family="text">
      <style:text-properties fo:font-size="11pt" style:font-size-asian="11pt" style:font-size-complex="11pt"/>
    </style:style>
    <style:style style:name="T39" style:family="text">
      <style:text-properties fo:font-size="11pt" officeooo:rsid="002a659c" style:font-size-asian="11pt" style:font-size-complex="11pt"/>
    </style:style>
    <style:style style:name="T40" style:family="text">
      <style:text-properties fo:font-size="11pt" officeooo:rsid="001c985c" style:font-size-asian="11pt" style:font-size-complex="11pt"/>
    </style:style>
    <style:style style:name="T41" style:family="text">
      <style:text-properties fo:font-size="11pt" fo:language="en" fo:country="US" officeooo:rsid="002a29b1" style:font-size-asian="11pt" style:font-size-complex="11pt"/>
    </style:style>
    <style:style style:name="T42" style:family="text">
      <style:text-properties fo:font-size="11pt" fo:language="en" fo:country="US" officeooo:rsid="001c985c" style:font-size-asian="11pt" style:font-size-complex="11pt"/>
    </style:style>
    <style:style style:name="T43" style:family="text">
      <style:text-properties fo:font-size="11pt" fo:language="en" fo:country="US" officeooo:rsid="00257aff" style:font-size-asian="11pt" style:font-size-complex="11pt"/>
    </style:style>
    <style:style style:name="T44" style:family="text">
      <style:text-properties fo:font-size="11pt" fo:language="en" fo:country="US" officeooo:rsid="001c42d9" style:font-size-asian="11pt" style:font-size-complex="11pt"/>
    </style:style>
    <style:style style:name="T45" style:family="text">
      <style:text-properties fo:font-size="11pt" fo:language="en" fo:country="US" officeooo:rsid="003311eb" style:font-size-asian="11pt" style:font-size-complex="11pt"/>
    </style:style>
    <style:style style:name="T46" style:family="text">
      <style:text-properties fo:font-size="11pt" fo:language="en" fo:country="US" fo:font-style="italic" fo:font-weight="bold" officeooo:rsid="001c42d9" style:font-size-asian="11pt" style:font-style-asian="italic" style:font-weight-asian="bold" style:font-size-complex="11pt" style:font-style-complex="italic" style:font-weight-complex="bold"/>
    </style:style>
    <style:style style:name="T47" style:family="text">
      <style:text-properties style:font-size-complex="20pt"/>
    </style:style>
    <style:style style:name="T48" style:family="text">
      <style:text-properties officeooo:rsid="002a29b1" style:font-size-complex="20pt"/>
    </style:style>
    <style:style style:name="T49" style:family="text">
      <style:text-properties officeooo:rsid="00323d12"/>
    </style:style>
    <style:style style:name="T50" style:family="text">
      <style:text-properties officeooo:rsid="0032682a"/>
    </style:style>
    <style:style style:name="T51" style:family="text">
      <style:text-properties officeooo:rsid="003311eb"/>
    </style:style>
    <style:style style:name="T52" style:family="text">
      <style:text-properties officeooo:rsid="00339e65"/>
    </style:style>
    <style:style style:name="T53" style:family="text">
      <style:text-properties officeooo:rsid="00356f92"/>
    </style:style>
    <style:style style:name="T54" style:family="text">
      <style:text-properties fo:font-size="12pt" style:font-size-asian="12pt" style:font-size-complex="12pt"/>
    </style:style>
    <style:style style:name="T55" style:family="text">
      <style:text-properties fo:font-size="12pt" fo:language="en" fo:country="US" officeooo:rsid="00181a3d" style:font-size-asian="12pt" style:font-size-complex="12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Nariman Abdullin</text:p>
      <text:p text:style-name="P22"><text:span text:style-name="T48">Lead</text:span><text:span text:style-name="T47"> Software Developer</text:span></text:p>
      <text:p text:style-name="P34"><text:span text:style-name="T1"><draw:frame draw:style-name="fr2" draw:name="Изображение3" text:anchor-type="as-char" svg:width="0.245cm" svg:height="0.37cm" draw:z-index="0"><draw:image xlink:href="Pictures/10000A14000002FF0000048CD6329E9D.wmf" xlink:type="simple" xlink:show="embed" xlink:actuate="onLoad" draw:mime-type="image/x-wmf"/><draw:image xlink:href="Pictures/100000010000003A00000058551F66B3.png" xlink:type="simple" xlink:show="embed" xlink:actuate="onLoad" draw:mime-type="image/png"/></draw:frame></text:span><text:span text:style-name="T1"><text:s text:c="2"/>Moscow, </text:span><text:span text:style-name="T4">Russia <text:s/></text:span><text:span text:style-name="T3"><draw:frame draw:style-name="fr2" draw:name="Изображение1" text:anchor-type="as-char" svg:width="0.325cm" svg:height="0.325cm" draw:z-index="2"><draw:image xlink:href="Pictures/10000AD40000042200000422D22A4075.wmf" xlink:type="simple" xlink:show="embed" xlink:actuate="onLoad" draw:mime-type="image/x-wmf"/><draw:image xlink:href="Pictures/1000000100000050000000509AEB245E.png" xlink:type="simple" xlink:show="embed" xlink:actuate="onLoad" draw:mime-type="image/png"/></draw:frame></text:span><text:span text:style-name="T3"><text:s text:c="2"/>+7 964 556 95 90 <text:s/></text:span><text:span text:style-name="T3"><draw:frame draw:style-name="fr2" draw:name="Изображение2" text:anchor-type="as-char" svg:width="0.385cm" svg:height="0.309cm" draw:z-index="1"><draw:image xlink:href="Pictures/10000CB40000052B000004221A41E101.wmf" xlink:type="simple" xlink:show="embed" xlink:actuate="onLoad" draw:mime-type="image/x-wmf"/><draw:image xlink:href="Pictures/1000000100000064000000507E6A2BAF.png" xlink:type="simple" xlink:show="embed" xlink:actuate="onLoad" draw:mime-type="image/png"/></draw:frame></text:span><text:span text:style-name="T55"><text:s/></text:span><text:a xlink:type="simple" xlink:href="mailto:nulls.narik@gmail.com" text:style-name="Internet_20_link" text:visited-style-name="Visited_20_Internet_20_Link"><text:span text:style-name="T2">nulls.narik@gmail.com</text:span></text:a><text:span text:style-name="T2"> </text:span><text:span text:style-name="T5"><draw:frame draw:style-name="fr1" draw:name="Изображение2 Копия 1" text:anchor-type="as-char" svg:y="-0.358cm" svg:width="0.385cm" svg:height="0.43cm" draw:z-index="3"><draw:image xlink:href="Pictures/100000000000023000000230AEE57414.png" xlink:type="simple" xlink:show="embed" xlink:actuate="onLoad" draw:mime-type="image/png"/></draw:frame></text:span><text:span text:style-name="T5"><text:s/></text:span><text:a xlink:type="simple" xlink:href="https://github.com/nulls" text:style-name="Internet_20_link" text:visited-style-name="Visited_20_Internet_20_Link"><text:span text:style-name="T2">nulls</text:span></text:a></text:p>
      <text:h text:style-name="P7" text:outline-level="1">Profile</text:h>
      <text:p text:style-name="P12">Senior Java backend developer with <text:span text:style-name="T52">10</text:span>+ years of experience <text:span text:style-name="T51">and middle Korlin backend developer with 2 years of experience</text:span>. <text:span text:style-name="T30">Experienced in Java, </text:span><text:span text:style-name="T51">Kotlin</text:span><text:span text:style-name="T30">,</text:span> Spring Boot, <text:span text:style-name="T51">WebFlux, </text:span><text:span text:style-name="T33">Backend development,</text:span> BigData stack (Spark/Hadoop). <text:span text:style-name="T33">Former experience</text:span> in Invest Banking (middle/back office).</text:p>
      <text:h text:style-name="P23" text:outline-level="1">Experience</text:h>
      <text:h text:style-name="P27" text:outline-level="2"><text:a xlink:type="simple" xlink:href="https://career.huawei.ru/rri/" text:style-name="Internet_20_link" text:visited-style-name="Visited_20_Internet_20_Link"><text:span text:style-name="T37">Huawei Russian Research Institutes</text:span></text:a></text:h>
      <text:p text:style-name="P28"><text:span text:style-name="T51">May</text:span> 202<text:span text:style-name="T51">2</text:span> – <text:span text:style-name="T51">present </text:span><text:span text:style-name="T30">(2 years)</text:span></text:p>
      <text:p text:style-name="P32"/>
      <text:p text:style-name="P29"><text:span text:style-name="T32">Lead</text:span> Software Developer</text:p>
      <text:p text:style-name="P30"><text:span text:style-name="T30">Joined</text:span> <text:span text:style-name="T30">existing</text:span> project <text:span text:style-name="T51">on Kotlin</text:span> and <text:span text:style-name="T51">drove</text:span><text:span text:style-name="T31"> the</text:span> <text:span text:style-name="T51">refactoring to simplify engine for static analysis </text:span><text:span text:style-name="T53">(</text:span><text:a xlink:type="simple" xlink:href="https://github.com/saveourtool/diktat" text:style-name="Internet_20_link" text:visited-style-name="Visited_20_Internet_20_Link"><text:span text:style-name="T53">diktat</text:span></text:a><text:span text:style-name="T53">)</text:span><text:span text:style-name="T51"> and architecture of micro-services </text:span><text:span text:style-name="T53">(</text:span><text:a xlink:type="simple" xlink:href="https://github.com/saveourtool/save-cloud" text:style-name="Internet_20_link" text:visited-style-name="Visited_20_Internet_20_Link"><text:span text:style-name="T53">save-cloud</text:span></text:a><text:span text:style-name="T53">)</text:span><text:span text:style-name="T51">.</text:span> </text:p>
      <text:p text:style-name="P31"><text:span text:style-name="T26">Introduced S3 storage for micro-services. Implemented a new service for providing and </text:span><text:a xlink:type="simple" xlink:href="https://github.com/saveourtool/osv4k" text:style-name="Internet_20_link" text:visited-style-name="Visited_20_Internet_20_Link">library</text:a><text:span text:style-name="T26"> for processing vulnerabilities (OSV format)</text:span><text:span text:style-name="T8">. Implemented CI </text:span><text:span text:style-name="T10">on </text:span><text:span text:style-name="T26">GitHub Actions</text:span><text:span text:style-name="T10">.</text:span></text:p>
      <text:p text:style-name="P33"><text:span text:style-name="T46">Technology Stack</text:span><text:span text:style-name="T44">: </text:span><text:span text:style-name="T45">Kotlin MPP, Spring Boot, </text:span><text:span text:style-name="T44">Java, </text:span><text:span text:style-name="T45">Kubernetes, Gradle</text:span><text:span text:style-name="T44">, Git.</text:span></text:p>
      <text:h text:style-name="P24" text:outline-level="2"><text:a xlink:type="simple" xlink:href="https://group.bnpparibas/" text:style-name="Internet_20_link" text:visited-style-name="Visited_20_Internet_20_Link"><text:span text:style-name="T34">Russian </text:span><text:span text:style-name="T35">T</text:span><text:span text:style-name="T34">echnology </text:span><text:span text:style-name="T35">C</text:span><text:span text:style-name="T34">enter of BNP Paribas Bank</text:span></text:a></text:h>
      <text:p text:style-name="P4">February 2020 – <text:span text:style-name="T51">May 2022</text:span><text:span text:style-name="T6"> </text:span><text:span text:style-name="T30">(2 years)</text:span></text:p>
      <text:p text:style-name="P1"/>
      <text:p text:style-name="P16"><text:span text:style-name="T32">Lead</text:span> Software Developer</text:p>
      <text:p text:style-name="P13"><text:span text:style-name="T30">Joined</text:span> <text:span text:style-name="T30">existing</text:span> project and <text:span text:style-name="T51">drove</text:span><text:span text:style-name="T31"> the</text:span> migration to the newest technologies. </text:p>
      <text:p text:style-name="P18"><text:span text:style-name="T7">Developed an internal framework for providing access to </text:span><text:span text:style-name="T16">static </text:span><text:span text:style-name="T7">data: Spring boot based </text:span><text:span text:style-name="T15">W</text:span><text:span text:style-name="T7">eb </text:span><text:span text:style-name="T15">S</text:span><text:span text:style-name="T7">ervice application with generated model </text:span><text:span text:style-name="T8">(Avro based). Implemented CI </text:span><text:span text:style-name="T10">on Jenkins.</text:span></text:p>
      <text:p text:style-name="P18"><text:span text:style-name="T19">Technology</text:span><text:span text:style-name="T10"> </text:span><text:span text:style-name="T18">S</text:span><text:span text:style-name="T19">tack</text:span><text:span text:style-name="T10">: Java, Spring boot, Avro, </text:span><text:span text:style-name="T9">Maven, Git.</text:span></text:p>
      <text:h text:style-name="P25" text:outline-level="2"><text:a xlink:type="simple" xlink:href="https://dbtc-career.ru/" text:style-name="Internet_20_link" text:visited-style-name="Visited_20_Internet_20_Link"><text:span text:style-name="T34">Russia</text:span><text:span text:style-name="T36">n</text:span><text:span text:style-name="T34"> Technology Center of Deutsche Bank</text:span></text:a></text:h>
      <text:p text:style-name="P5">June 201<text:span text:style-name="T50">3</text:span> – February 2020 <text:span text:style-name="T33">(</text:span><text:span text:style-name="T50">7</text:span><text:span text:style-name="T33"> years)</text:span></text:p>
      <text:p text:style-name="P2"/>
      <text:p text:style-name="P17">Senior Software Developer</text:p>
      <text:p text:style-name="P11"><text:span text:style-name="T41">S</text:span><text:span text:style-name="T42">erv</text:span><text:span text:style-name="T41">er</text:span><text:span text:style-name="T42"> side </text:span><text:span text:style-name="T41">application based</text:span><text:span text:style-name="T42"> on the internal framework on Spring Framework and </text:span><text:a xlink:type="simple" xlink:href="https://lmax-exchange.github.io/disruptor/" text:style-name="Internet_20_link" text:visited-style-name="Visited_20_Internet_20_Link"><text:span text:style-name="T43">disruptor/ring buffer</text:span></text:a><text:span text:style-name="T42">.</text:span></text:p>
      <text:p text:style-name="P19"><text:span text:style-name="T20">Technology </text:span><text:span text:style-name="T21">S</text:span><text:span text:style-name="T20">tack:</text:span><text:span text:style-name="T23"> </text:span><text:span text:style-name="T9">Java, Spring Boot, Protobuf, Maven/</text:span><text:span text:style-name="T16">Ant</text:span><text:span text:style-name="T9">, Git/S</text:span><text:span text:style-name="T16">VN</text:span></text:p>
      <text:p text:style-name="P14"/>
      <text:p text:style-name="P19"><text:span text:style-name="T16">D</text:span><text:span text:style-name="T9">ata lake </text:span><text:span text:style-name="T16">for</text:span><text:span text:style-name="T9"> </text:span><text:span text:style-name="T24">storing trading data from different sources </text:span><text:span text:style-name="T9">built </text:span><text:span text:style-name="T24">with</text:span><text:span text:style-name="T9"> Hadoop/Spark. </text:span><text:span text:style-name="T14">Impala for ad hoc queries. Supported migration from Spark 1.6 to Spark 2.x. Maintained an internal framework for processing upon on Spark (long running spark submit app with incoming events to process new batches).</text:span></text:p>
      <text:p text:style-name="P19"><text:span text:style-name="T22">Technology </text:span><text:span text:style-name="T21">S</text:span><text:span text:style-name="T22">tack:</text:span><text:span text:style-name="T14"> Scala, </text:span><text:span text:style-name="T24">Java, Spark, Hadoop, Akka,</text:span><text:span text:style-name="T14"> Maven, Git.</text:span></text:p>
      <text:p text:style-name="P15"/>
      <text:p text:style-name="P3"><text:span text:style-name="T39">T</text:span><text:span text:style-name="T38">ech</text:span><text:span text:style-name="T39">nical</text:span><text:span text:style-name="T38"> </text:span><text:span text:style-name="T39">l</text:span><text:span text:style-name="T38">ead in </text:span><text:span text:style-name="T39">both projects</text:span><text:span text:style-name="T38"> teams. Supported DevOps </text:span><text:span text:style-name="T39">and CI/CD</text:span><text:span text:style-name="T38"> </text:span><text:span text:style-name="T39">processes</text:span><text:span text:style-name="T38"> in projects: i</text:span><text:span text:style-name="T40">mplemented CI on TeamCity and CD on </text:span><text:span text:style-name="T38">UrbanCode Deploy.</text:span></text:p>
      <text:h text:style-name="P8" text:outline-level="1">Education</text:h>
      <text:p text:style-name="P6"><text:span text:style-name="T49">September</text:span> 20<text:span text:style-name="T49">07</text:span> – <text:span text:style-name="T49">June</text:span> 20<text:span text:style-name="T49">14</text:span></text:p>
      <text:p text:style-name="P6"/>
      <text:p text:style-name="P20"><text:a xlink:type="simple" xlink:href="https://www.bmstu.ru/" text:style-name="Internet_20_link" text:visited-style-name="Visited_20_Internet_20_Link">Bauman Moscow State Technical University</text:a><text:span text:style-name="T17">, </text:span><text:span text:style-name="T25">S</text:span><text:span text:style-name="T11">pecialist </text:span><text:span text:style-name="T25">D</text:span><text:span text:style-name="T11">egree. </text:span><text:span text:style-name="T25">Faculty</text:span><text:span text:style-name="T12"> of Informatics and Control System of </text:span><text:span text:style-name="T11">Specialization: </text:span><text:span text:style-name="T25">department of </text:span><text:span text:style-name="T13">Software for Computers and Automation Systems.</text:span></text:p>
      <text:h text:style-name="P26" text:outline-level="2">Certificates:</text:h>
      <text:p text:style-name="P9"><text:a xlink:type="simple" xlink:href="https://www.credly.com/badges/e35435e6-14a6-47fb-ad6c-5f175352d62c" text:style-name="Internet_20_link" text:visited-style-name="Visited_20_Internet_20_Link"><text:span text:style-name="T28">Oracle Certified Associate, Java SE 8 Programmer</text:span></text:a></text:p>
      <text:p text:style-name="P10"><text:a xlink:type="simple" xlink:href="https://www.coursera.org/account/accomplishments/certificate/HKXDBMZMMSVY" office:target-frame-name="_blank" xlink:show="new" text:style-name="Internet_20_link" text:visited-style-name="Visited_20_Internet_20_Link"><text:span text:style-name="T29">Architecting with Google Kubernetes Engine: Foundations</text:span></text:a></text:p>
      <text:p text:style-name="P10"><text:a xlink:type="simple" xlink:href="https://www.coursera.org/account/accomplishments/certificate/BH4UPTSKUTW8" office:target-frame-name="_blank" xlink:show="new" text:style-name="Internet_20_link" text:visited-style-name="Visited_20_Internet_20_Link"><text:span text:style-name="T29">Google Cloud Fundamentals: Core Infrastructur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cm" fo:margin-bottom="0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4T12:47:51.337000000</meta:creation-date>
    <meta:editing-duration>PT3H2M39S</meta:editing-duration>
    <meta:editing-cycles>14</meta:editing-cycles>
    <meta:generator>LibreOffice/7.6.4.1$Windows_X86_64 LibreOffice_project/e19e193f88cd6c0525a17fb7a176ed8e6a3e2aa1</meta:generator>
    <dc:date>2024-01-17T11:45:31.494000000</dc:date>
    <meta:print-date>2024-01-17T11:40:58.051000000</meta:print-date>
    <meta:printed-by>Файлы PDF</meta:printed-by>
    <meta:document-statistic meta:table-count="0" meta:image-count="4" meta:object-count="0" meta:page-count="1" meta:paragraph-count="33" meta:word-count="341" meta:character-count="2447" meta:non-whitespace-character-count="2125"/>
  </office:meta>
</office:document-meta>
</file>